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C330000520800007404BDEB7FFE.svg" manifest:media-type=""/>
  <manifest:file-entry manifest:full-path="Pictures/1000020100000572000004ECB2A33521.png" manifest:media-type=""/>
  <manifest:file-entry manifest:full-path="Pictures/10000201000002B8000002CE719B1478.png" manifest:media-type=""/>
  <manifest:file-entry manifest:full-path="Pictures/10000CC40000301F000010D0BC4D3691.svg" manifest:media-type=""/>
  <manifest:file-entry manifest:full-path="Pictures/10000201000004A0000004DF102739BD.png" manifest:media-type=""/>
  <manifest:file-entry manifest:full-path="Pictures/1000116D00003B8B00003D6025F1BB77.svg" manifest:media-type=""/>
  <manifest:file-entry manifest:full-path="Pictures/1000020100000285000000E1E336B1F4.png" manifest:media-type=""/>
  <manifest:file-entry manifest:full-path="Pictures/100002010000025300000349701B065C.png" manifest:media-type=""/>
  <manifest:file-entry manifest:full-path="Pictures/100002010000034A00000253F5DB090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" draw:marker-end-width="0.3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/>
    </style:style>
    <style:style style:name="P3" style:family="paragraph"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3.318cm" svg:height="4.209cm" svg:x="11.31cm" svg:y="2.873cm">
            <draw:image xlink:href="../../../../../../../../Applications/Utils/Libre%20Office/LibreOffice.app/Contents/share/gallery/computers/Database.png" xlink:type="simple" xlink:show="embed" xlink:actuate="onLoad">
              <text:p text:style-name="P1">Sesame</text:p>
            </draw:image>
          </draw:frame>
          <draw:frame draw:style-name="gr2" draw:text-style-name="P1" draw:layer="layout" svg:width="1.673cm" svg:height="1.913cm" svg:x="13.1cm" svg:y="5.26cm">
            <draw:image xlink:href="Pictures/100002010000025300000349701B065C.png" xlink:type="simple" xlink:show="embed" xlink:actuate="onLoad"/>
            <draw:image xlink:href="Pictures/10000C330000520800007404BDEB7FFE.svg" xlink:type="simple" xlink:show="embed" xlink:actuate="onLoad">
              <text:p/>
            </draw:image>
          </draw:frame>
        </draw:g>
        <draw:g>
          <draw:frame draw:name="postgresql" draw:style-name="gr1" draw:text-style-name="P2" draw:layer="layout" svg:width="2.662cm" svg:height="3.496cm" svg:x="11.291cm" svg:y="20.673cm">
            <draw:image xlink:href="../../../../../../../../Applications/Utils/Libre%20Office/LibreOffice.app/Contents/share/gallery/computers/Database.png" xlink:type="simple" xlink:show="embed" xlink:actuate="onLoad">
              <text:p text:style-name="P1"><text:span text:style-name="T1">Postgresql</text:span></text:p>
            </draw:image>
          </draw:frame>
          <draw:frame draw:style-name="gr2" draw:text-style-name="P1" draw:layer="layout" svg:width="1.619cm" svg:height="1.735cm" svg:x="12.691cm" svg:y="22.865cm">
            <draw:image xlink:href="Pictures/10000201000002B8000002CE719B1478.png" xlink:type="simple" xlink:show="embed" xlink:actuate="onLoad"/>
            <draw:image xlink:href="Pictures/1000116D00003B8B00003D6025F1BB77.svg" xlink:type="simple" xlink:show="embed" xlink:actuate="onLoad">
              <text:p/>
            </draw:image>
          </draw:frame>
        </draw:g>
        <draw:g>
          <draw:frame draw:style-name="gr1" draw:text-style-name="P1" draw:layer="layout" svg:width="2.866cm" svg:height="3.257cm" svg:x="2.01cm" svg:y="20.273cm">
            <draw:image xlink:href="../../../../../../../../Applications/Utils/Libre%20Office/LibreOffice.app/Contents/share/gallery/computers/Database.png" xlink:type="simple" xlink:show="embed" xlink:actuate="onLoad">
              <text:p text:style-name="P1">Elasticsearch</text:p>
            </draw:image>
          </draw:frame>
          <draw:frame draw:style-name="gr2" draw:text-style-name="P1" draw:layer="layout" svg:width="3.3cm" svg:height="2.304cm" svg:x="2.91cm" svg:y="22.169cm">
            <draw:image xlink:href="Pictures/100002010000034A00000253F5DB0907.png" xlink:type="simple" xlink:show="embed" xlink:actuate="onLoad">
              <text:p/>
            </draw:image>
          </draw:frame>
        </draw:g>
        <draw:custom-shape draw:style-name="gr3" draw:text-style-name="P3" draw:layer="layout" svg:width="11.8cm" svg:height="7.9cm" svg:x="2.51cm" svg:y="10.473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7.3cm" svg:height="2.572cm" svg:x="6.61cm" svg:y="13.673cm">
          <draw:image xlink:href="Pictures/1000020100000285000000E1E336B1F4.png" xlink:type="simple" xlink:show="embed" xlink:actuate="onLoad"/>
          <draw:image xlink:href="Pictures/10000CC40000301F000010D0BC4D3691.svg" xlink:type="simple" xlink:show="embed" xlink:actuate="onLoad">
            <text:p/>
          </draw:image>
        </draw:frame>
        <draw:custom-shape draw:style-name="gr4" draw:text-style-name="P4" draw:layer="layout" svg:width="7.9cm" svg:height="1.3cm" draw:transform="rotate (1.5707963267949) translate (1.21cm 18.373cm)">
          <text:p text:style-name="P4">Haystack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1.8cm" svg:height="1.5cm" svg:x="2.51cm" svg:y="16.873cm">
          <text:p text:style-name="P4">ORM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9cm" svg:height="1.5cm" draw:transform="rotate (1.5707963267949) translate (14.3cm 18.373cm)">
          <text:p text:style-name="P4">Django REST Framework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" draw:text-style-name="P1" draw:layer="layout" svg:width="5.778cm" svg:height="5.222cm" svg:x="1.11cm" svg:y="1.173cm">
            <draw:image xlink:href="Pictures/1000020100000572000004ECB2A33521.png" xlink:type="simple" xlink:show="embed" xlink:actuate="onLoad">
              <text:p/>
            </draw:image>
          </draw:frame>
          <draw:frame draw:style-name="gr2" draw:text-style-name="P1" draw:layer="layout" svg:width="2.458cm" svg:height="2.589cm" svg:x="4.41cm" svg:y="3.906cm">
            <draw:image xlink:href="Pictures/10000201000004A0000004DF102739BD.png" xlink:type="simple" xlink:show="embed" xlink:actuate="onLoad">
              <text:p/>
            </draw:image>
          </draw:frame>
        </draw:g>
        <draw:custom-shape draw:style-name="gr4" draw:text-style-name="P4" draw:layer="layout" svg:width="11.8cm" svg:height="1.5cm" svg:x="2.51cm" svg:y="10.473cm">
          <text:p text:style-name="P4">View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31cm" svg:y1="4.473cm" svg:x2="6.71cm" svg:y2="3.173cm">
          <text:p/>
        </draw:line>
        <draw:line draw:style-name="gr5" draw:text-style-name="P1" draw:layer="layout" svg:x1="6.11cm" svg:y1="10.473cm" svg:x2="4.51cm" svg:y2="6.073cm">
          <text:p/>
        </draw:line>
        <draw:line draw:style-name="gr5" draw:text-style-name="P1" draw:layer="layout" svg:x1="11.81cm" svg:y1="6.973cm" svg:x2="9.31cm" svg:y2="10.473cm">
          <text:p/>
        </draw:line>
        <draw:line draw:style-name="gr5" draw:text-style-name="P1" draw:layer="layout" svg:x1="1.91cm" svg:y1="10.473cm" svg:x2="3.61cm" svg:y2="6.073cm">
          <text:p/>
        </draw:line>
        <draw:line draw:style-name="gr6" draw:text-style-name="P1" draw:layer="layout" svg:x1="1.91cm" svg:y1="18.373cm" svg:x2="3.01cm" svg:y2="20.373cm">
          <text:p/>
        </draw:line>
        <draw:line draw:style-name="gr7" draw:text-style-name="P1" draw:layer="layout" svg:x1="12.61cm" svg:y1="20.673cm" svg:x2="12.61cm" svg:y2="18.37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S PGothi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4T16:09:06.022927000</meta:creation-date>
    <dc:date>2013-10-05T02:12:44.821491000</dc:date>
    <meta:editing-duration>PT8H48M44S</meta:editing-duration>
    <meta:editing-cycles>21</meta:editing-cycles>
    <meta:generator>LibreOffice/4.1.2.3$MacOSX_x86 LibreOffice_project/40b2d7fde7e8d2d7bc5a449dc65df4d08a7dd38</meta:generator>
    <meta:document-statistic meta:object-count="24"/>
  </office:meta>
</office:document-meta>
</file>